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8/01/2018 V0.8.17</text:p>
      <text:p text:style-name="P3">Ajout</text:p>
      <text:list xml:id="list8159134674349521918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1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42372188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1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42354242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<text:soft-page-break/>Refonte de la partie statisitques</text:p>
        </text:list-item>
      </text:list>
      <text:p text:style-name="P1">04/01/2018 V0.8.14</text:p>
      <text:p text:style-name="P3">Ajout</text:p>
      <text:list xml:id="list42372254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1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42371104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1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<text:soft-page-break/>Ajout</text:p>
      <text:list xml:id="list42363356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42354710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2361499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2366238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<text:soft-page-break/>23/12/2017 V0.8.8</text:p>
      <text:p text:style-name="P3">Ajout</text:p>
      <text:list xml:id="list42357327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42372029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2368733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electionne tout ou qu'on dese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42356719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42369883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<text:soft-page-break/>18/12/2017 V0.8.4</text:p>
      <text:p text:style-name="P1">Ajout</text:p>
      <text:list xml:id="list42353518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2355106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2345327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42357174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2357002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<text:soft-page-break/>09/12/2017 V0.8</text:p>
      <text:p text:style-name="P1">Ajout</text:p>
      <text:list xml:id="list42351880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2361301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2370327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2353283" text:continue-numbering="true" text:style-name="WWNum4">
        <text:list-item>
          <text:p text:style-name="P7">Version mac et linux</text:p>
        </text:list-item>
      </text:list>
      <text:p text:style-name="P1">Bug Fix</text:p>
      <text:list xml:id="list42352659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42361754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2347349" text:continue-numbering="true" text:style-name="WWNum4">
        <text:list-item>
          <text:p text:style-name="P7"><text:soft-page-break/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1428505462641705410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2362977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42349302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42357437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2346189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<text:soft-page-break/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42351265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2373267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42358316" text:continue-numbering="true" text:style-name="WWNum5">
        <text:list-item>
          <text:p text:style-name="P12"><text:soft-page-break/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2368005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2368958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42355003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2373497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2630643688439195676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<text:soft-page-break/>05/11/2017 V0.7.8</text:p>
      <text:p text:style-name="P1">Ajout</text:p>
      <text:list xml:id="list42345103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42363410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2351291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42355926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2360110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2344285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42363289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42359100" text:continue-numbering="true" text:style-name="WWNum14">
        <text:list-item>
          <text:p text:style-name="P13"><text:soft-page-break/>Début de mise en place de maj des fichiers de base de l'application (pas encore OP)</text:p>
        </text:list-item>
      </text:list>
      <text:p text:style-name="P1">Bug fix</text:p>
      <text:list xml:id="list42360126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2360485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42360730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21</meta:editing-cycles>
    <meta:creation-date>2017-11-19T07:24:00</meta:creation-date>
    <dc:date>2018-01-08T22:16:30.97</dc:date>
    <meta:editing-duration>P4DT18H52M41S</meta:editing-duration>
    <meta:generator>OpenOffice/4.1.4$Win32 OpenOffice.org_project/414m5$Build-9788</meta:generator>
    <meta:document-statistic meta:table-count="0" meta:image-count="0" meta:object-count="0" meta:page-count="11" meta:paragraph-count="287" meta:word-count="2228" meta:character-count="122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